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4000000030089790170.png"/>
  <manifest:file-entry manifest:media-type="image/png" manifest:full-path="Pictures/10000000000000200000002000309F1C.png"/>
  <manifest:file-entry manifest:media-type="image/jpeg" manifest:full-path="Pictures/100000000000032000000258E080B12F.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pr1" style:family="presentation" style:parent-style-name="prs-novelty-subtitle">
      <style:graphic-properties draw:fill-color="#ffffff" draw:auto-grow-height="true" fo:min-height="4.445cm"/>
    </style:style>
    <style:style style:name="pr2" style:family="presentation" style:parent-style-name="prs-novelty-notes">
      <style:graphic-properties draw:fill-color="#ffffff" draw:auto-grow-height="true" fo:min-height="10.733cm"/>
    </style:style>
    <style:style style:name="pr3" style:family="presentation" style:parent-style-name="prs-novelty-title">
      <style:graphic-properties draw:fill-color="#ffffff" draw:auto-grow-height="true" fo:min-height="3.506cm"/>
    </style:style>
    <style:style style:name="pr4" style:family="presentation" style:parent-style-name="prs-novelty-subtitle">
      <style:graphic-properties draw:fill-color="#ffffff" draw:auto-grow-height="true" fo:min-height="13.23cm"/>
    </style:style>
    <style:style style:name="pr5" style:family="presentation" style:parent-style-name="prs-novelty-subtitle">
      <style:graphic-properties draw:fill-color="#ffffff" fo:min-height="5.121cm"/>
    </style:style>
    <style:style style:name="pr6" style:family="presentation" style:parent-style-name="prs-novelty-title">
      <style:graphic-properties fo:min-height="3.506cm"/>
    </style:style>
    <style:style style:name="pr7" style:family="presentation" style:parent-style-name="prs-novelty-outline1">
      <style:graphic-properties fo:min-height="12.18cm"/>
    </style:style>
    <style:style style:name="pr8" style:family="presentation" style:parent-style-name="prs-novelty-notes">
      <style:graphic-properties draw:fill-color="#ffffff" fo:min-height="10.733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88pt" style:font-size-asian="88pt" style:font-size-complex="88pt"/>
    </style:style>
    <style:style style:name="P4" style:family="paragraph">
      <style:text-properties fo:font-size="48pt" style:font-size-asian="48pt" style:font-size-complex="48pt"/>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color="#000000" fo:font-size="54pt" style:font-size-asian="54pt" style:font-size-complex="54pt"/>
    </style:style>
    <style:style style:name="P7" style:family="paragraph">
      <style:paragraph-properties fo:margin-left="0cm" fo:margin-right="0cm" fo:text-indent="0cm"/>
      <style:text-properties fo:color="#000000" fo:font-size="88pt" style:font-size-asian="88pt" style:font-size-complex="88pt"/>
    </style:style>
    <style:style style:name="P8" style:family="paragraph">
      <style:paragraph-properties fo:margin-left="0cm" fo:margin-right="0cm" fo:text-align="justify" fo:text-indent="0cm"/>
      <style:text-properties fo:color="#000000" fo:font-size="48pt" style:font-size-asian="48pt" style:font-size-complex="48pt"/>
    </style:style>
    <style:style style:name="P9" style:family="paragraph">
      <style:text-properties style:font-size-asian="48pt"/>
    </style:style>
    <style:style style:name="P10" style:family="paragraph">
      <style:paragraph-properties fo:margin-left="0.6cm" fo:margin-right="0cm" fo:text-indent="-0.6cm"/>
      <style:text-properties style:font-size-asian="22.6000003814697pt"/>
    </style:style>
    <style:style style:name="T1" style:family="text">
      <style:text-properties fo:font-family="'DejaVu Serif'" style:font-family-generic="roman" style:font-pitch="variable" fo:font-size="24pt" fo:text-shadow="1pt 1pt" fo:font-weight="normal"/>
    </style:style>
    <style:style style:name="T2" style:family="text">
      <style:text-properties fo:font-size="88pt" style:font-size-asian="88pt" style:font-size-complex="88pt"/>
    </style:style>
    <style:style style:name="T3" style:family="text">
      <style:text-properties fo:font-size="48pt" style:font-size-asian="48pt" style:font-size-complex="48pt"/>
    </style:style>
    <style:style style:name="T4" style:family="text">
      <style:text-properties fo:color="#000000" fo:font-size="54pt" style:font-size-asian="54pt" style:font-size-complex="54pt"/>
    </style:style>
    <style:style style:name="T5" style:family="text">
      <style:text-properties fo:color="#000000" fo:font-size="88pt" style:font-size-asian="88pt" style:font-size-complex="88pt"/>
    </style:style>
    <style:style style:name="T6" style:family="text">
      <style:text-properties fo:color="#000000" fo:font-size="48pt" style:font-size-asian="48pt" style:font-size-complex="48pt"/>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novelty" presentation:presentation-page-layout-name="AL1T0">
        <office:forms form:automatic-focus="false" form:apply-design-mode="false"/>
        <draw:frame presentation:style-name="pr1" draw:text-style-name="P1" draw:layer="layout" svg:width="25.199cm" svg:height="4.445cm" svg:x="1.471cm" svg:y="6.985cm">
          <draw:text-box>
            <text:p text:style-name="P1"><text:span text:style-name="T1"/></text:p>
            <text:p text:style-name="P1"><text:span text:style-name="T1"/></text:p>
          </draw:text-box>
        </draw:frame>
        <draw:frame draw:style-name="gr1" draw:text-style-name="P3" draw:layer="layout" svg:width="19.298cm" svg:height="3.866cm" svg:x="4.324cm" svg:y="4.516cm">
          <draw:text-box>
            <text:p text:style-name="P2"><text:span text:style-name="T2">自分追跡アプリ</text:span></text:p>
          </draw:text-box>
        </draw:frame>
        <draw:frame draw:style-name="gr1" draw:text-style-name="P4" draw:layer="layout" svg:width="15.106cm" svg:height="2.22cm" svg:x="6.858cm" svg:y="11.938cm">
          <draw:text-box>
            <text:p><text:span text:style-name="T3">125705G </text:span><text:span text:style-name="T3">松本博希</text:span></text:p>
          </draw:text-box>
        </draw:frame>
        <presentation:notes draw:style-name="dp2">
          <draw:page-thumbnail draw:style-name="gr2" draw:layer="layout" svg:width="14.09cm" svg:height="9.67cm" svg:x="3.749cm" svg:y="2.683cm" draw:page-number="1" presentation:class="page"/>
          <draw:frame presentation:style-name="pr2" draw:text-style-name="P5" draw:layer="layout" svg:width="14.925cm" svg:height="10.733cm" svg:x="3.34cm" svg:y="13.292cm" presentation:class="notes" presentation:placeholder="true">
            <draw:text-box/>
          </draw:frame>
        </presentation:notes>
      </draw:page>
      <draw:page draw:name="page2" draw:style-name="dp1" draw:master-page-name="prs-novelty" presentation:presentation-page-layout-name="AL1T0">
        <office:forms form:automatic-focus="false" form:apply-design-mode="false"/>
        <draw:frame presentation:style-name="pr3" draw:text-style-name="P6" draw:layer="layout" svg:width="23.911cm" svg:height="3.506cm" svg:x="2.058cm" svg:y="1.943cm" presentation:class="title">
          <draw:text-box>
            <text:p text:style-name="P1"><text:span text:style-name="T4">What is it?</text:span></text:p>
          </draw:text-box>
        </draw:frame>
        <draw:frame presentation:style-name="pr4" draw:text-style-name="P1" draw:layer="layout" svg:width="23.384cm" svg:height="13.23cm" svg:x="2.285cm" svg:y="5.938cm" presentation:class="subtitle">
          <draw:text-box>
            <text:p text:style-name="P1">製品、サービスの概要</text:p>
          </draw:text-box>
        </draw:frame>
        <presentation:notes draw:style-name="dp2">
          <draw:page-thumbnail draw:style-name="gr2" draw:layer="layout" svg:width="14.09cm" svg:height="9.67cm" svg:x="3.749cm" svg:y="2.683cm" draw:page-number="2" presentation:class="page"/>
          <draw:frame presentation:style-name="pr2" draw:text-style-name="P5" draw:layer="layout" svg:width="14.925cm" svg:height="10.733cm" svg:x="3.34cm" svg:y="13.292cm" presentation:class="notes" presentation:placeholder="true">
            <draw:text-box/>
          </draw:frame>
        </presentation:notes>
      </draw:page>
      <draw:page draw:name="page3" draw:style-name="dp1" draw:master-page-name="prs-novelty" presentation:presentation-page-layout-name="AL1T0">
        <office:forms form:automatic-focus="false" form:apply-design-mode="false"/>
        <draw:frame presentation:style-name="pr3" draw:text-style-name="P7" draw:layer="layout" svg:width="23.911cm" svg:height="3.506cm" svg:x="1.778cm" svg:y="5.588cm" presentation:class="title" presentation:user-transformed="true">
          <draw:text-box>
            <text:p text:style-name="P1"><text:span text:style-name="T5">ほげグラス</text:span></text:p>
          </draw:text-box>
        </draw:frame>
        <draw:frame presentation:style-name="pr5" draw:text-style-name="P8" draw:layer="layout" svg:width="21.46cm" svg:height="5.121cm" svg:x="3.048cm" svg:y="10.668cm" presentation:class="subtitle" presentation:user-transformed="true">
          <draw:text-box>
            <text:p><text:span text:style-name="T6">125719G </text:span><text:span text:style-name="T6">長倉貴洋</text:span></text:p>
          </draw:text-box>
        </draw:frame>
        <presentation:notes draw:style-name="dp2">
          <draw:page-thumbnail draw:style-name="gr2" draw:layer="layout" svg:width="14.09cm" svg:height="9.67cm" svg:x="3.749cm" svg:y="2.683cm" draw:page-number="3" presentation:class="page"/>
          <draw:frame presentation:style-name="pr2" draw:text-style-name="P5" draw:layer="layout" svg:width="14.925cm" svg:height="10.733cm" svg:x="3.34cm" svg:y="13.292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3" draw:text-style-name="P7" draw:layer="layout" svg:width="23.911cm" svg:height="6.209cm" svg:x="1.778cm" svg:y="4.572cm" presentation:class="title" presentation:user-transformed="true">
          <draw:text-box>
            <text:p text:style-name="P1"><text:span text:style-name="T5">トラッキングツール</text:span></text:p>
          </draw:text-box>
        </draw:frame>
        <draw:frame draw:style-name="gr1" draw:text-style-name="P4" draw:layer="layout" svg:width="15.23cm" svg:height="2.22cm" svg:x="6.868cm" svg:y="13.462cm">
          <draw:text-box>
            <text:p><text:span text:style-name="T3">125764B </text:span><text:span text:style-name="T3">与那嶺俊</text:span></text:p>
          </draw:text-box>
        </draw:frame>
        <presentation:notes draw:style-name="dp2">
          <draw:page-thumbnail draw:style-name="gr2" draw:layer="layout" svg:width="14.09cm" svg:height="9.67cm" svg:x="3.749cm" svg:y="2.683cm" draw:page-number="4" presentation:class="page"/>
          <draw:frame presentation:style-name="pr2" draw:text-style-name="P5" draw:layer="layout" svg:width="14.925cm" svg:height="10.733cm" svg:x="3.34cm" svg:y="13.292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トラッキングツールとは</text:p>
          </draw:text-box>
        </draw:frame>
        <draw:frame presentation:style-name="pr7" draw:layer="layout" svg:width="23.384cm" svg:height="12.18cm" svg:x="2.285cm" svg:y="5.938cm" presentation:class="outline" presentation:user-transformed="true">
          <draw:text-box>
            <text:list text:style-name="L4">
              <text:list-item>
                <text:p>Ieに伝わる伝説のツールとされるトラッキングツールの上位互換。</text:p>
                <text:p/>
              </text:list-item>
              <text:list-item>
                <text:p>ie-ryukyuに繋がっているPCのみならず、ryukyu-apを含める学校内のアクセスポイントを支配できる機能を実装する。</text:p>
                <text:p/>
              </text:list-item>
              <text:list-item>
                <text:p>この学校内にいる限りどこにいようと居場所を特定されてしまうという形にしたい。</text:p>
                <text:p/>
              </text:list-item>
              <text:list-item>
                <text:p>その人がどの授業を取っているか、どの教室が現在空いているか等も調べられる機能をつけると汎用性が高まると思う。</text:p>
              </text:list-item>
            </text:list>
          </draw:text-box>
        </draw:frame>
        <presentation:notes draw:style-name="dp2">
          <office:forms form:automatic-focus="false" form:apply-design-mode="false"/>
          <draw:page-thumbnail draw:style-name="gr2" draw:layer="layout" svg:width="14.09cm" svg:height="9.67cm" svg:x="3.749cm" svg:y="2.683cm" draw:page-number="5" presentation:class="page"/>
          <draw:frame presentation:style-name="pr8" draw:layer="layout" svg:width="14.925cm" svg:height="10.733cm" svg:x="3.34cm" svg:y="13.292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なぜ作りたいのか？</text:p>
          </draw:text-box>
        </draw:frame>
        <draw:frame presentation:style-name="pr7" draw:layer="layout" svg:width="23.384cm" svg:height="12.18cm" svg:x="2.285cm" svg:y="5.938cm" presentation:class="outline">
          <draw:text-box>
            <text:list text:style-name="L4">
              <text:list-item>
                <text:p>以前先輩から見せてもらった時に面白いツールだと思い、改良してみたいと思ったから。</text:p>
                <text:p/>
              </text:list-item>
              <text:list-item>
                <text:p>ネットワーク関係のシステムorアプリケーション開発をしたいから。</text:p>
                <text:p/>
                <text:p/>
              </text:list-item>
              <text:list-item>
                <text:p>使い方を応用すればもっと便利なことができそうだと思たから。</text:p>
              </text:list-item>
            </text:list>
          </draw:text-box>
        </draw:frame>
        <presentation:notes draw:style-name="dp2">
          <office:forms form:automatic-focus="false" form:apply-design-mode="false"/>
          <draw:page-thumbnail draw:style-name="gr2" draw:layer="layout" svg:width="14.09cm" svg:height="9.67cm" svg:x="3.749cm" svg:y="2.683cm" draw:page-number="6" presentation:class="page"/>
          <draw:frame presentation:style-name="pr8" draw:layer="layout" svg:width="14.925cm" svg:height="10.733cm" svg:x="3.34cm" svg:y="13.292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3" draw:text-style-name="P7" draw:layer="layout" svg:width="23.911cm" svg:height="3.506cm" svg:x="1.778cm" svg:y="5.923cm" presentation:class="title" presentation:user-transformed="true">
          <draw:text-box>
            <text:p text:style-name="P1"><text:span text:style-name="T5">脆弱性スキャナ</text:span></text:p>
          </draw:text-box>
        </draw:frame>
        <draw:frame draw:style-name="gr1" draw:text-style-name="P4" draw:layer="layout" svg:width="14.837cm" svg:height="2.22cm" svg:x="6.868cm" svg:y="13.462cm">
          <draw:text-box>
            <text:p text:style-name="P9"><text:span text:style-name="T3">125764B </text:span><text:span text:style-name="T3">与那嶺俊</text:span></text:p>
          </draw:text-box>
        </draw:frame>
        <presentation:notes draw:style-name="dp2">
          <office:forms form:automatic-focus="false" form:apply-design-mode="false"/>
          <draw:page-thumbnail draw:style-name="gr2" draw:layer="layout" svg:width="14.09cm" svg:height="9.67cm" svg:x="3.749cm" svg:y="2.683cm" draw:page-number="7" presentation:class="page"/>
          <draw:frame presentation:style-name="pr2" draw:text-style-name="P10" draw:layer="layout" svg:width="14.925cm" svg:height="10.733cm" svg:x="3.34cm" svg:y="13.292cm" presentation:class="notes" presentation:placeholder="true">
            <draw:text-box/>
          </draw:frame>
        </presentation:notes>
      </draw:page>
      <draw:page draw:name="page8"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脆弱性スキャナとは</text:p>
          </draw:text-box>
        </draw:frame>
        <draw:frame presentation:style-name="pr7" draw:layer="layout" svg:width="23.384cm" svg:height="12.18cm" svg:x="2.285cm" svg:y="5.938cm" presentation:class="outline">
          <draw:text-box>
            <text:list text:style-name="L4">
              <text:list-item>
                <text:p>ネットワークやサーバーのセキュリティチェックに役立つツール</text:p>
                <text:p/>
              </text:list-item>
              <text:list-item>
                <text:p>ポートスキャンから、そのポートで稼働しているサービスにどんな脆弱性があるかを自動化する</text:p>
                <text:p/>
              </text:list-item>
              <text:list-item>
                <text:p>世には既に多くのセキュリティツールがあるのでそれらを組み合わせて 使い勝手を高めたハイブリットなツールにしたい</text:p>
              </text:list-item>
            </text:list>
          </draw:text-box>
        </draw:frame>
        <presentation:notes draw:style-name="dp2">
          <office:forms form:automatic-focus="false" form:apply-design-mode="false"/>
          <draw:page-thumbnail draw:style-name="gr2" draw:layer="layout" svg:width="14.09cm" svg:height="9.67cm" svg:x="3.749cm" svg:y="2.683cm" draw:page-number="8" presentation:class="page"/>
          <draw:frame presentation:style-name="pr8" draw:layer="layout" svg:width="14.925cm" svg:height="10.733cm" svg:x="3.34cm" svg:y="13.292cm" presentation:class="notes" presentation:placeholder="true">
            <draw:text-box/>
          </draw:frame>
        </presentation:notes>
      </draw:page>
      <draw:page draw:name="page9"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なぜ作りたいのか？</text:p>
          </draw:text-box>
        </draw:frame>
        <draw:frame presentation:style-name="pr7" draw:layer="layout" svg:width="23.384cm" svg:height="12.18cm" svg:x="2.285cm" svg:y="5.938cm" presentation:class="outline" presentation:user-transformed="true">
          <draw:text-box>
            <text:list text:style-name="L4">
              <text:list-item>
                <text:p>ネットワーク関係のシステムorアプリが作りたいから</text:p>
                <text:p/>
                <text:p/>
              </text:list-item>
              <text:list-item>
                <text:p>セキュリティ方面に興味があるから</text:p>
                <text:p/>
                <text:p/>
              </text:list-item>
              <text:list-item>
                <text:p>実験のセキュリティチェックでフリーの脆弱性スキャナを使った時、これらを組み合わせて自分専用の使い勝手がいいツールが欲しいと思ったから。</text:p>
                <text:p/>
              </text:list-item>
            </text:list>
          </draw:text-box>
        </draw:frame>
        <presentation:notes draw:style-name="dp2">
          <office:forms form:automatic-focus="false" form:apply-design-mode="false"/>
          <draw:page-thumbnail draw:style-name="gr2" draw:layer="layout" svg:width="14.09cm" svg:height="9.67cm" svg:x="3.749cm" svg:y="2.683cm" draw:page-number="9" presentation:class="page"/>
          <draw:frame presentation:style-name="pr8"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Gray_20_Curves" draw:display-name="Gray Curves" xlink:href="Pictures/10000000000004000000030089790170.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0c0c0"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DejaVu Serif'" style:font-style-name="Book"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6pt" fo:font-weight="bold"/>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normal"/>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Introducing_5f_New_5f_Product-background" style:display-name="Introducing_New_Product-background" style:family="presentation">
      <style:graphic-properties draw:stroke="none" draw:fill="bitmap" draw:fill-image-name="Gray_20_Curves" draw:fill-image-width="0cm" draw:fill-image-height="0cm" style:repeat="stretch"/>
    </style:style>
    <style:style style:name="Introducing_5f_New_5f_Product-backgroundobjects" style:display-name="Introducing_New_Product-backgroundobjects" style:family="presentation">
      <style:graphic-properties draw:fill-color="#c0c0c0" draw:fill-image-width="0cm" draw:fill-image-height="0cm" draw:shadow="hidden" draw:shadow-offset-x="0.3cm" draw:shadow-offset-y="0.3cm" draw:shadow-color="#808080"/>
      <style:text-properties fo:font-family="'DejaVu Serif'" style:font-style-name="Book" style:font-family-generic="roman" style:font-pitch="variable" style:font-family-asian="'IPA Pゴシック'" style:font-style-name-asian="斜体" style:font-family-generic-asian="swiss" style:font-pitch-asian="variable" style:language-asian="ja" style:country-asian="JP" style:font-style-asian="italic"/>
    </style:style>
    <style:style style:name="Introducing_5f_New_5f_Product-notes" style:display-name="Introducing_New_Product-notes" style:family="presentation">
      <style:graphic-properties draw:stroke="none" draw:fill="none">
        <text:list-style style:name="Introducing_5f_New_5f_Product-notes" style:display-name="Introducing_New_Produ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DejaVu Sans Mono'" style:font-style-name="Book" style:font-family-generic="modern" style:font-pitch="fixed" fo:font-size="20pt" fo:font-style="normal" fo:text-shadow="none" style:text-underline-style="none" fo:font-weight="normal" style:font-family-asian="'IPA Pゴシック'" style:font-style-name-asian="斜体" style:font-family-generic-asian="swiss" style:font-pitch-asian="variable" style:font-size-asian="20pt" style:language-asian="ja" style:country-asian="JP" style:font-style-asian="italic"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Introducing_5f_New_5f_Product-outline1" style:display-name="Introducing_New_Product-outline1" style:family="presentation">
      <style:graphic-properties draw:stroke="none" draw:fill="none">
        <text:list-style style:name="Introducing_5f_New_5f_Product-outline1" style:display-name="Introducing_New_Produ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DejaVu Serif'" style:font-style-name="Book" style:font-family-generic="roman" style:font-pitch="variable" fo:font-size="24pt" fo:font-style="normal" fo:text-shadow="none" style:text-underline-style="none" fo:font-weight="normal" style:font-family-asian="'IPA Pゴシック'" style:font-style-name-asian="斜体" style:font-family-generic-asian="swiss" style:font-pitch-asian="variable" style:font-size-asian="32pt" style:language-asian="ja" style:country-asian="JP" style:font-style-asian="italic"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Introducing_5f_New_5f_Product-outline2" style:display-name="Introducing_New_Product-outline2" style:family="presentation" style:parent-style-name="Introducing_5f_New_5f_Product-outline1">
      <style:paragraph-properties fo:margin-left="2.4cm" fo:margin-right="0cm" fo:margin-top="0cm" fo:margin-bottom="0.4cm" fo:text-indent="-0.8cm"/>
      <style:text-properties fo:font-size="28pt" style:font-size-asian="28pt" style:font-size-complex="28pt"/>
    </style:style>
    <style:style style:name="Introducing_5f_New_5f_Product-outline3" style:display-name="Introducing_New_Product-outline3" style:family="presentation" style:parent-style-name="Introducing_5f_New_5f_Product-outline2">
      <style:paragraph-properties fo:margin-left="3.6cm" fo:margin-right="0cm" fo:margin-top="0cm" fo:margin-bottom="0.3cm" fo:text-indent="-0.6cm"/>
      <style:text-properties fo:font-size="24pt" style:font-size-asian="24pt" style:font-size-complex="24pt"/>
    </style:style>
    <style:style style:name="Introducing_5f_New_5f_Product-outline4" style:display-name="Introducing_New_Product-outline4" style:family="presentation" style:parent-style-name="Introducing_5f_New_5f_Product-outline3">
      <style:paragraph-properties fo:margin-left="4.8cm" fo:margin-right="0cm" fo:margin-top="0cm" fo:margin-bottom="0.2cm" fo:text-indent="-0.6cm"/>
      <style:text-properties fo:font-size="20pt" style:font-size-asian="20pt" style:font-size-complex="20pt"/>
    </style:style>
    <style:style style:name="Introducing_5f_New_5f_Product-outline5" style:display-name="Introducing_New_Product-outline5" style:family="presentation" style:parent-style-name="Introducing_5f_New_5f_Product-outline4">
      <style:paragraph-properties fo:margin-left="6cm" fo:margin-right="0cm" fo:margin-top="0cm" fo:margin-bottom="0.1cm" fo:text-indent="-0.6cm"/>
      <style:text-properties fo:font-size="20pt" style:font-size-asian="20pt" style:font-size-complex="20pt"/>
    </style:style>
    <style:style style:name="Introducing_5f_New_5f_Product-outline6" style:display-name="Introducing_New_Product-outline6" style:family="presentation" style:parent-style-name="Introducing_5f_New_5f_Product-outline5">
      <style:paragraph-properties fo:margin-left="7.2cm" fo:margin-right="0cm" fo:margin-top="0cm" fo:margin-bottom="0.1cm" fo:text-indent="-0.6cm"/>
      <style:text-properties fo:font-size="20pt" style:font-size-asian="20pt" style:font-size-complex="20pt"/>
    </style:style>
    <style:style style:name="Introducing_5f_New_5f_Product-outline7" style:display-name="Introducing_New_Product-outline7" style:family="presentation" style:parent-style-name="Introducing_5f_New_5f_Product-outline6">
      <style:paragraph-properties fo:margin-left="8.4cm" fo:margin-right="0cm" fo:margin-top="0cm" fo:margin-bottom="0.1cm" fo:text-indent="-0.6cm"/>
      <style:text-properties fo:font-size="20pt" style:font-size-asian="20pt" style:font-size-complex="20pt"/>
    </style:style>
    <style:style style:name="Introducing_5f_New_5f_Product-outline8" style:display-name="Introducing_New_Product-outline8" style:family="presentation" style:parent-style-name="Introducing_5f_New_5f_Product-outline7">
      <style:paragraph-properties fo:margin-left="9.6cm" fo:margin-right="0cm" fo:margin-top="0cm" fo:margin-bottom="0.1cm" fo:text-indent="-0.6cm"/>
      <style:text-properties fo:font-size="20pt" style:font-size-asian="20pt" style:font-size-complex="20pt"/>
    </style:style>
    <style:style style:name="Introducing_5f_New_5f_Product-outline9" style:display-name="Introducing_New_Product-outline9" style:family="presentation" style:parent-style-name="Introducing_5f_New_5f_Product-outline8">
      <style:paragraph-properties fo:margin-left="10.8cm" fo:margin-right="0cm" fo:margin-top="0cm" fo:margin-bottom="0.1cm" fo:text-indent="-0.6cm"/>
      <style:text-properties fo:font-size="20pt" style:font-size-asian="20pt" style:font-size-complex="20pt"/>
    </style:style>
    <style:style style:name="Introducing_5f_New_5f_Product-subtitle" style:display-name="Introducing_New_Product-subtitle" style:family="presentation">
      <style:graphic-properties draw:stroke="none" draw:fill="none" draw:textarea-vertical-align="middle">
        <text:list-style style:name="Introducing_5f_New_5f_Product-subtitle" style:display-name="Introducing_New_Produ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DejaVu Sans Mono'" style:font-style-name="Book" style:font-family-generic="modern" style:font-pitch="fixed" fo:font-size="24pt" fo:font-style="normal" fo:text-shadow="none" style:text-underline-style="none" fo:font-weight="normal" style:font-family-asian="IPAゴシック" style:font-style-name-asian="斜体" style:font-family-generic-asian="swiss" style:font-pitch-asian="variable" style:font-size-asian="32pt" style:language-asian="ja" style:country-asian="JP" style:font-style-asian="italic"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Introducing_5f_New_5f_Product-title" style:display-name="Introducing_New_Product-title" style:family="presentation">
      <style:graphic-properties draw:stroke="none" draw:fill="none" draw:textarea-vertical-align="middle">
        <text:list-style style:name="Introducing_5f_New_5f_Product-title" style:display-name="Introducing_New_Produ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DejaVu Sans'" style:font-style-name="Book" style:font-family-generic="swiss" style:font-pitch="variable" fo:font-size="24pt" fo:font-style="normal" fo:text-shadow="none" style:text-underline-style="none" fo:font-weight="normal" style:font-family-asian="IPAゴシック" style:font-style-name-asian="斜体" style:font-family-generic-asian="swiss" style:font-pitch-asian="variable" style:font-size-asian="44pt" style:language-asian="ja" style:country-asian="JP" style:font-style-asian="italic"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font-size-complex="6.80000019073486pt" fo:hyphenate="true"/>
    </style:style>
    <style:style style:name="prs-novelty-notes" style:family="presentation">
      <style:graphic-properties draw:stroke="none" draw:fill="none"/>
      <style:text-properties fo:color="#000000" style:text-outline="false" style:text-line-through-style="none" fo:font-family="HG-MinchoL-Sun" style:font-style-name="Standard" style:font-family-generic="modern" style:font-pitch="fixed" fo:font-size="22.6000003814697pt" fo:font-style="normal" fo:text-shadow="none" style:text-underline-style="none" fo:font-weight="normal" style:font-family-asian="HG-MinchoL-Sun" style:font-style-name-asian="Standard" style:font-family-generic-asian="modern" style:font-pitch-asian="fixed"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font-size-complex="6.80000019073486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complex="6.80000019073486pt"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HG-MinchoL-Sun" style:font-style-name="Fett Kursiv" style:font-family-generic="modern" style:font-pitch="fixed" fo:font-size="22.6000003814697pt" fo:font-style="italic" fo:text-shadow="none" style:text-underline-style="none" fo:font-weight="bold" style:font-family-asian="HG-MinchoL-Sun" style:font-style-name-asian="Standard" style:font-family-generic-asian="modern" style:font-pitch-asian="fixed" style:font-size-asian="24pt" style:font-size-complex="6.80000019073486pt" fo:hyphenate="tru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Gray_20_Curves" draw:fill-image-width="0cm" draw:fill-image-height="0cm" style:repeat="stretch"/>
    </style:style>
    <style:style style:name="Mdp2" style:family="drawing-page">
      <style:drawing-page-properties draw:background-size="border" draw:fill="none" draw:fill-color="#ccccff"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troducing_5f_New_5f_Product-title">
      <style:graphic-properties draw:fill-color="#ffffff" draw:auto-grow-height="false" fo:min-height="3.507cm"/>
    </style:style>
    <style:style style:name="Mpr2" style:family="presentation" style:parent-style-name="Introducing_5f_New_5f_Product-outline1">
      <style:graphic-properties draw:fill-color="#ffffff" draw:auto-grow-height="false" fo:min-height="13.86cm"/>
    </style:style>
    <style:style style:name="Mpr3" style:family="presentation" style:parent-style-name="Introducing_5f_New_5f_Product-backgroundobjects">
      <style:graphic-properties draw:stroke="none" draw:fill="none" draw:fill-color="#ffffff" draw:auto-grow-height="false" fo:min-height="1.449cm"/>
    </style:style>
    <style:style style:name="Mpr4" style:family="presentation" style:parent-style-name="Introducing_5f_New_5f_Product-backgroundobjects">
      <style:graphic-properties draw:stroke="none" draw:fill="none" draw:auto-grow-height="false" fo:min-height="1.449cm"/>
    </style:style>
    <style:style style:name="Mpr5" style:family="presentation" style:parent-style-name="Introducing_5f_New_5f_Product-backgroundobjects">
      <style:graphic-properties draw:stroke="none" draw:fill="none" draw:fill-color="#ffffff" draw:auto-grow-height="false" fo:min-height="1.397cm"/>
    </style:style>
    <style:style style:name="Mpr6" style:family="presentation" style:parent-style-name="Introducing_5f_New_5f_Produc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番号&gt;</text:page-number></text:span></text:p>
        </draw:text-box>
      </draw:frame>
      <draw:page-thumbnail draw:layer="backgroundobjects" svg:width="6.857cm" svg:height="5.143cm" svg:x="1.561cm" svg:y="2.079cm"/>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Introducing_5f_New_5f_Product" style:display-name="Introducing_New_Product" style:page-layout-name="PM1" draw:style-name="Mdp1">
      <office:forms form:automatic-focus="false" form:apply-design-mode="false"/>
      <draw:frame presentation:style-name="Mpr1" draw:text-style-name="MP3" draw:layer="backgroundobjects" svg:width="25.199cm" svg:height="3.506cm" svg:x="2.106cm" svg:y="0cm" presentation:class="title">
        <draw:text-box>
          <text:p text:style-name="MP3">Click to edit the title text format</text:p>
        </draw:text-box>
      </draw:frame>
      <draw:frame presentation:style-name="Mpr2" draw:text-style-name="MP4" draw:layer="backgroundobjects" svg:width="22.86cm" svg:height="11.43cm" svg:x="3.175cm" svg:y="5.71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5cm" svg:y="19.131cm" presentation:class="page-number">
        <draw:text-box>
          <text:p text:style-name="MP2"><text:span text:style-name="MT1"><text:page-number>&lt;番号&gt;</text:page-number></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presentation:notes style:page-layout-name="PM2">
        <draw:page-thumbnail presentation:style-name="Introducing_5f_New_5f_Product-title" draw:layer="backgroundobjects" svg:width="13.968cm" svg:height="10.476cm" svg:x="3.81cm" svg:y="2.123cm" presentation:class="page"/>
        <draw:frame presentation:style-name="Introducing_5f_New_5f_Produc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番号&gt;</text:page-number></text:span></text:p>
          </draw:text-box>
        </draw:frame>
      </presentation:notes>
    </style:master-page>
    <style:master-page style:name="prs-novelty" style:page-layout-name="PM1" draw:style-name="Mdp2">
      <office:forms form:automatic-focus="false" form:apply-design-mode="false"/>
      <draw:frame draw:style-name="Mgr3" draw:text-style-name="MP6"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MacOSX_x86 LibreOffice_project/281b639-6baa1d3-ef66a77-d866f25-f36d45f</meta:generator>
    <dc:title>introducing_new_product</dc:title>
    <dc:description>shadamata Presentation Template

Author:
Mridul Khan
mridul.khan@gmail.com
Dhaka, Bangladesh

日本語向けカスタマイズ:
Makoto Takizawa
foral @ openoffice.org
</dc:description>
    <dc:subject>Presentation Template</dc:subject>
    <meta:creation-date>2014-06-11T13:26:04</meta:creation-date>
    <dc:language>en-US</dc:language>
    <meta:editing-cycles>7</meta:editing-cycles>
    <meta:editing-duration>PT11M56S</meta:editing-duration>
    <meta:keyword>テンプレート</meta:keyword>
    <dc:date>2014-06-11T13:39:40</dc:date>
    <meta:document-statistic meta:object-count="66"/>
    <meta:user-defined meta:name="License">LGPL</meta:user-defined>
    <meta:user-defined meta:name="情報 2"/>
    <meta:user-defined meta:name="情報 3"/>
    <meta:user-defined meta:name="情報 4"/>
  </office:meta>
</office:document-meta>
</file>